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List_20_Indent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Title">Fiche de Lecture </text:p>
      <text:p text:style-name="List_20_Indent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4"/>
      <text:p text:style-name="Text_20_body_20_indent"><text:span text:style-name="T2">Nom du papier : </text:span>Conception et réalisation d'un système pour environnements virtuels massivement partagés</text:p>
      <text:p text:style-name="P4">Auteur(s) : <text:span text:style-name="T5">Gwendal Simon<text:tab/></text:span></text:p>
      <text:p text:style-name="P4">Lieu de présentation : <text:span text:style-name="T5">Thèse, équipe ADEPT</text:span></text:p>
      <text:p text:style-name="P4">Année : <text:span text:style-name="T5">10 décembre 2004</text:span></text:p>
      <text:p text:style-name="List_20_Indent"><text:span text:style-name="T2">Mots Clés : </text:span><text:span text:style-name="T5">Poste-à-poste, Réalité virtuelle partagée, Réseaux ad-hoc, Géométrie Algorithmique,Ttraitement réparti </text:span></text:p>
      <text:p text:style-name="P4"/>
      <text:p text:style-name="P2"><draw:line text:anchor-type="char" draw:z-index="1" draw:style-name="gr1" draw:text-style-name="P5" svg:x1="0.005cm" svg:y1="0.268cm" svg:x2="17.018cm" svg:y2="0.215cm"><text:p/></draw:lin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0:33:44</meta:creation-date>
    <dc:date>2010-04-07T10:09:46</dc:date>
    <dc:creator>xavier </dc:creator>
    <meta:editing-duration>PT00H18M28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7" meta:word-count="60" meta:character-count="408"/>
  </office:meta>
</office:document-meta>
</file>